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79" calcext:value-type="float">
            <text:p>79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1-30T14:16:04.053843000</dc:date>
    <meta:editing-duration>P1DT2H13M59S</meta:editing-duration>
    <meta:editing-cycles>23</meta:editing-cycles>
    <meta:document-statistic meta:table-count="1" meta:cell-count="212" meta:object-count="0"/>
  </office:meta>
</office:document-meta>
</file>